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3.0126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2.6583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2.9161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4.8028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number-columns-repeated="16352" table:default-cell-style-name="ce1"/>
        <table:table-column table:style-name="co12" table:number-columns-repeated="14" table:default-cell-style-name="ce1"/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1">
            <text:p>user</text:p>
          </table:table-cell>
          <table:covered-table-cell table:number-columns-repeated="5"/>
          <table:table-cell table:number-columns-repeated="2"/>
          <table:table-cell table:style-name="ce5" office:value-type="string" calcext:value-type="string" table:number-columns-spanned="6" table:number-rows-spanned="1">
            <text:p>machine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FAULT (UUID_TO_BIN(UUID(), true)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FAULT (UUID_TO_BIN(UUID(), true))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mak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INDEX</text:p>
          </table:table-cell>
          <table:table-cell table:number-columns-repeated="3"/>
          <table:table-cell office:value-type="string" calcext:value-type="string">
            <text:p>machine_typ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NOT NULL IF role != WORKER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ENUM('Active', 'Inactive')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'Inactive'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CURRENT_TIMESTAMP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role</text:p>
          </table:table-cell>
          <table:table-cell office:value-type="string" calcext:value-type="string">
            <text:p>ENUM('Super', 'Administrator', 'Basic’, ‘Worker’)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‘Worker’</text:p>
          </table:table-cell>
          <table:table-cell table:number-columns-repeated="3"/>
          <table:table-cell office:value-type="string" calcext:value-type="string">
            <text:p>edit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table:style-name="ce3" office:value-type="string" calcext:value-type="string">
            <text:p>DEFAULT CURRENT_TIMESTAMP ON UPDATE CURRENT_TIMESTAMP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last_login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table:style-name="ce13" office:value-type="string" calcext:value-type="string">
            <text:p>DEFAULT CURRENT_TIMESTAMP</text:p>
          </table:table-cell>
          <table:table-cell table:number-columns-repeated="16376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number-columns-repeated="2"/>
          <table:table-cell table:style-name="ce6" table:number-columns-spanned="6" table:number-rows-spanned="1"/>
          <table:covered-table-cell table:number-columns-repeated="5"/>
          <table:table-cell table:number-columns-repeated="2"/>
          <table:table-cell table:style-name="ce5" office:value-type="string" calcext:value-type="string" table:number-columns-spanned="6" table:number-rows-spanned="1">
            <text:p>task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11" table:number-columns-repeated="6"/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10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FAULT (UUID_TO_BIN(UUID(), true)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"/>
          <table:table-cell table:number-columns-repeated="8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string" calcext:value-type="string">
            <text:p>task_type</text:p>
          </table:table-cell>
          <table:table-cell office:value-type="string" calcext:value-type="string">
            <text:p>ENUM(‘Suggestion’, ‘Issue’, ‘Service’, ‘Other’)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‘Other’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status</text:p>
          </table:table-cell>
          <table:table-cell office:value-type="string" calcext:value-type="string">
            <text:p>ENUM('Pending', 'In Progress', 'Completed')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'Pending'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CURRENT_TIMESTAMP</text:p>
          </table:table-cell>
          <table:table-cell table:number-columns-repeated="16368"/>
        </table:table-row>
        <table:table-row table:style-name="ro1">
          <table:table-cell table:number-columns-repeated="7"/>
          <table:table-cell table:style-name="ce13"/>
          <table:table-cell table:number-columns-repeated="3"/>
          <table:table-cell office:value-type="string" calcext:value-type="string">
            <text:p>edit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table:style-name="ce3" office:value-type="string" calcext:value-type="string">
            <text:p>DEFAULT CURRENT_TIMESTAMP ON UPDATE CURRENT_TIMESTAMP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creator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EFERENCES user(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executor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FERENCES user(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machine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FERENCES machine(id)</text:p>
          </table:table-cell>
          <table:table-cell table:number-columns-repeated="16368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23:29:54.8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4-02-09T15:22:15Z</meta:creation-date>
    <dc:date>2024-02-18T23:31:01.174000000</dc:date>
    <meta:editing-cycles>43</meta:editing-cycles>
    <meta:editing-duration>PT5H21M29S</meta:editing-duration>
    <meta:document-statistic meta:table-count="1" meta:cell-count="126" meta:object-count="0"/>
  </office:meta>
</office:document-meta>
</file>